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ro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ANDREIPT | Personal Trainer&lt;/title&gt;</text:p>
      <text:p text:style-name="Standard"><text:s text:c="2"/>&lt;link href="https://fonts.googleapis.com/css2?family=Poppins:wght@300;400;600&amp;display=swap" rel="stylesheet"&gt;</text:p>
      <text:p text:style-name="Standard"><text:s text:c="2"/>&lt;style&gt;</text:p>
      <text:p text:style-name="Standard"><text:s text:c="4"/>* {margin:0; padding:0; box-sizing:border-box;}</text:p>
      <text:p text:style-name="Standard"><text:s text:c="4"/>body {</text:p>
      <text:p text:style-name="Standard"><text:s text:c="6"/>font-family: 'Poppins', sans-serif;</text:p>
      <text:p text:style-name="Standard"><text:s text:c="6"/>background-color: #0d0d0d;</text:p>
      <text:p text:style-name="Standard"><text:s text:c="6"/>color: #fff;</text:p>
      <text:p text:style-name="Standard"><text:s text:c="6"/>line-height: 1.6;</text:p>
      <text:p text:style-name="Standard"><text:s text:c="4"/>}</text:p>
      <text:p text:style-name="Standard"><text:s text:c="4"/>header {</text:p>
      <text:p text:style-name="Standard"><text:s text:c="6"/>display:flex; justify-content:space-between; align-items:center;</text:p>
      <text:p text:style-name="Standard"><text:s text:c="6"/>padding:20px 60px; background:#111; position:sticky; top:0; z-index:1000;</text:p>
      <text:p text:style-name="Standard"><text:s text:c="4"/>}</text:p>
      <text:p text:style-name="Standard"><text:s text:c="4"/>header img {height:60px;}</text:p>
      <text:p text:style-name="Standard"><text:s text:c="4"/>nav a {</text:p>
      <text:p text:style-name="Standard"><text:s text:c="6"/>color:#fff; text-decoration:none; margin:0 15px; font-weight:500;</text:p>
      <text:p text:style-name="Standard"><text:s text:c="6"/>transition: color 0.3s;</text:p>
      <text:p text:style-name="Standard"><text:s text:c="4"/>}</text:p>
      <text:p text:style-name="Standard"><text:s text:c="4"/>nav a:hover {color:#00bcd4;}</text:p>
      <text:p text:style-name="Standard"><text:s text:c="4"/>section {padding:80px 60px;}</text:p>
      <text:p text:style-name="Standard"><text:s text:c="4"/>.hero {</text:p>
      <text:p text:style-name="Standard"><text:s text:c="6"/>display:flex; flex-direction:column; align-items:center; justify-content:center;</text:p>
      <text:p text:style-name="Standard"><text:s text:c="6"/>text-align:center; height:90vh;</text:p>
      <text:p text:style-name="Standard"><text:s text:c="6"/>background: linear-gradient(rgba(0,0,0,0.7),rgba(0,0,0,0.7)), url('https://images.unsplash.com/photo-1571019613454-1cb2f99b2d8b?auto=format&amp;fit=crop&amp;w=1400&amp;q=60') center/cover;</text:p>
      <text:p text:style-name="Standard"><text:s text:c="4"/>}</text:p>
      <text:p text:style-name="Standard"><text:s text:c="4"/>.hero h1 {font-size:3rem; margin-bottom:20px;}</text:p>
      <text:p text:style-name="Standard"><text:s text:c="4"/>.hero p {font-size:1.2rem; margin-bottom:30px;}</text:p>
      <text:p text:style-name="Standard"><text:s text:c="4"/>.btn {</text:p>
      <text:p text:style-name="Standard"><text:s text:c="6"/>background:#00bcd4; color:#fff; padding:12px 25px; border:none;</text:p>
      <text:p text:style-name="Standard"><text:s text:c="6"/>border-radius:5px; cursor:pointer; text-transform:uppercase; letter-spacing:1px;</text:p>
      <text:p text:style-name="Standard"><text:s text:c="6"/>transition:background 0.3s;</text:p>
      <text:p text:style-name="Standard"><text:s text:c="4"/>}</text:p>
      <text:p text:style-name="Standard"><text:s text:c="4"/>.btn:hover {background:#0193a5;}</text:p>
      <text:p text:style-name="Standard"><text:s text:c="4"/>h2 {text-align:center; font-size:2rem; margin-bottom:40px;}</text:p>
      <text:p text:style-name="Standard"><text:s text:c="4"/>.services, .products {</text:p>
      <text:p text:style-name="Standard"><text:s text:c="6"/>display:grid; grid-template-columns:repeat(auto-fit, minmax(250px,1fr)); gap:30px;</text:p>
      <text:p text:style-name="Standard"><text:s text:c="4"/>}</text:p>
      <text:p text:style-name="Standard"><text:s text:c="4"/>.card {</text:p>
      <text:p text:style-name="Standard"><text:s text:c="6"/>background:#1a1a1a; padding:20px; border-radius:10px; text-align:center;</text:p>
      <text:p text:style-name="Standard"><text:s text:c="6"/>transition:transform 0.3s, background 0.3s;</text:p>
      <text:p text:style-name="Standard"><text:s text:c="4"/>}</text:p>
      <text:p text:style-name="Standard"><text:s text:c="4"/>.card:hover {transform:translateY(-5px); background:#222;}</text:p>
      <text:p text:style-name="Standard"><text:s text:c="4"/>.card img {width:100%; border-radius:10px; margin-bottom:15px;}</text:p>
      <text:p text:style-name="Standard"><text:soft-page-break/><text:s text:c="4"/>footer {</text:p>
      <text:p text:style-name="Standard"><text:s text:c="6"/>background:#111; text-align:center; padding:30px; margin-top:40px;</text:p>
      <text:p text:style-name="Standard"><text:s text:c="4"/>}</text:p>
      <text:p text:style-name="Standard"><text:s text:c="4"/>form {max-width:500px; margin:0 auto;}</text:p>
      <text:p text:style-name="Standard"><text:s text:c="4"/>input, textarea {</text:p>
      <text:p text:style-name="Standard"><text:s text:c="6"/>width:100%; padding:10px; margin:10px 0; border:none; border-radius:5px;</text:p>
      <text:p text:style-name="Standard"><text:s text:c="6"/>background:#222; color:#fff;</text:p>
      <text:p text:style-name="Standard"><text:s text:c="4"/>}</text:p>
      <text:p text:style-name="Standard"><text:s text:c="4"/>input[type="submit"] {</text:p>
      <text:p text:style-name="Standard"><text:s text:c="6"/>background:#00bcd4; cursor:pointer; font-weight:bold;</text:p>
      <text:p text:style-name="Standard"><text:s text:c="4"/>}</text:p>
      <text:p text:style-name="Standard"><text:s text:c="4"/>input[type="submit"]:hover {background:#0193a5;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eader&gt;</text:p>
      <text:p text:style-name="Standard"><text:s text:c="4"/>&lt;img src="LOGOGOOO.png" alt="ANDREIPT Logo"&gt;</text:p>
      <text:p text:style-name="Standard"><text:s text:c="4"/>&lt;nav&gt;</text:p>
      <text:p text:style-name="Standard"><text:s text:c="6"/>&lt;a href="#home"&gt;Acasă&lt;/a&gt;</text:p>
      <text:p text:style-name="Standard"><text:s text:c="6"/>&lt;a href="#about"&gt;Despre mine&lt;/a&gt;</text:p>
      <text:p text:style-name="Standard"><text:s text:c="6"/>&lt;a href="#services"&gt;Servicii&lt;/a&gt;</text:p>
      <text:p text:style-name="Standard"><text:s text:c="6"/>&lt;a href="#shop"&gt;Magazin&lt;/a&gt;</text:p>
      <text:p text:style-name="Standard"><text:s text:c="6"/>&lt;a href="#testimonials"&gt;Testimoniale&lt;/a&gt;</text:p>
      <text:p text:style-name="Standard"><text:s text:c="6"/>&lt;a href="#contact"&gt;Contact&lt;/a&gt;</text:p>
      <text:p text:style-name="Standard"><text:s text:c="4"/>&lt;/nav&gt;</text:p>
      <text:p text:style-name="Standard"><text:s text:c="2"/>&lt;/header&gt;</text:p>
      <text:p text:style-name="Standard"/>
      <text:p text:style-name="Standard"><text:s text:c="2"/>&lt;section id="home" class="hero"&gt;</text:p>
      <text:p text:style-name="Standard"><text:s text:c="4"/>&lt;h1&gt;ANDREIPT&lt;/h1&gt;</text:p>
      <text:p text:style-name="Standard"><text:s text:c="4"/>&lt;p&gt;Transformă-ți corpul. Schimbă-ți viața.&lt;/p&gt;</text:p>
      <text:p text:style-name="Standard"><text:s text:c="4"/>&lt;button class="btn" onclick="document.getElementById('contact').scrollIntoView({behavior:'smooth'});"&gt;Începe acum&lt;/button&gt;</text:p>
      <text:p text:style-name="Standard"><text:s text:c="2"/>&lt;/section&gt;</text:p>
      <text:p text:style-name="Standard"/>
      <text:p text:style-name="Standard"><text:s text:c="2"/>&lt;section id="about"&gt;</text:p>
      <text:p text:style-name="Standard"><text:s text:c="4"/>&lt;h2&gt;Despre mine&lt;/h2&gt;</text:p>
      <text:p text:style-name="Standard"><text:s text:c="4"/>&lt;p style="max-width:800px; margin:20px auto; text-align:center;"&gt;</text:p>
      <text:p text:style-name="Standard"><text:s text:c="6"/>Sunt Andrei, antrenor personal dedicat să te ajut să-ți atingi obiectivele de fitness prin planuri eficiente și susținere constantă.</text:p>
      <text:p text:style-name="Standard"><text:s text:c="6"/>Cu experiență în antrenamente funcționale și nutriție, ofer programe personalizate adaptate nevoilor tale.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 id="services"&gt;</text:p>
      <text:p text:style-name="Standard"><text:s text:c="4"/>&lt;h2&gt;Servicii&lt;/h2&gt;</text:p>
      <text:p text:style-name="Standard"><text:s text:c="4"/>&lt;div class="services"&gt;</text:p>
      <text:p text:style-name="Standard"><text:s text:c="6"/>&lt;div class="card"&gt;</text:p>
      <text:p text:style-name="Standard"><text:s text:c="8"/>&lt;img src="https://images.unsplash.com/photo-1517964109270-9034a21d06d3?auto=format&amp;fit=crop&amp;w=800&amp;q=60" alt=""&gt;</text:p>
      <text:p text:style-name="Standard"><text:soft-page-break/><text:s text:c="8"/>&lt;h3&gt;Antrenamente 1:1&lt;/h3&gt;</text:p>
      <text:p text:style-name="Standard"><text:s text:c="8"/>&lt;p&gt;Ședințe individuale dedicate obiectivelor tale, cu monitorizare și feedback personalizat.&lt;/p&gt;</text:p>
      <text:p text:style-name="Standard"><text:s text:c="6"/>&lt;/div&gt;</text:p>
      <text:p text:style-name="Standard"><text:s text:c="6"/>&lt;div class="card"&gt;</text:p>
      <text:p text:style-name="Standard"><text:s text:c="8"/>&lt;img src="https://images.unsplash.com/photo-1599058917212-d750089bc07a?auto=format&amp;fit=crop&amp;w=800&amp;q=60" alt=""&gt;</text:p>
      <text:p text:style-name="Standard"><text:s text:c="8"/>&lt;h3&gt;Planuri Online&lt;/h3&gt;</text:p>
      <text:p text:style-name="Standard"><text:s text:c="8"/>&lt;p&gt;Programe de antrenament și nutriție trimise digital, cu suport săptămânal prin e-mail.&lt;/p&gt;</text:p>
      <text:p text:style-name="Standard"><text:s text:c="6"/>&lt;/div&gt;</text:p>
      <text:p text:style-name="Standard"><text:s text:c="6"/>&lt;div class="card"&gt;</text:p>
      <text:p text:style-name="Standard"><text:s text:c="8"/>&lt;img src="https://images.unsplash.com/photo-1579758629938-03607ccdbaba?auto=format&amp;fit=crop&amp;w=800&amp;q=60" alt=""&gt;</text:p>
      <text:p text:style-name="Standard"><text:s text:c="8"/>&lt;h3&gt;Consultanță Nutrițională&lt;/h3&gt;</text:p>
      <text:p text:style-name="Standard"><text:s text:c="8"/>&lt;p&gt;Îmbunătățește-ți stilul de viață printr-un plan alimentar adaptat metabolismului tău.&lt;/p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section id="shop"&gt;</text:p>
      <text:p text:style-name="Standard"><text:s text:c="4"/>&lt;h2&gt;Magazin&lt;/h2&gt;</text:p>
      <text:p text:style-name="Standard"><text:s text:c="4"/>&lt;div class="products"&gt;</text:p>
      <text:p text:style-name="Standard"><text:s text:c="6"/>&lt;div class="card"&gt;</text:p>
      <text:p text:style-name="Standard"><text:s text:c="8"/>&lt;img src="https://images.unsplash.com/photo-1523381210434-271e8be1f52b?auto=format&amp;fit=crop&amp;w=800&amp;q=60" alt=""&gt;</text:p>
      <text:p text:style-name="Standard"><text:s text:c="8"/>&lt;h3&gt;Tricou ANDREIPT&lt;/h3&gt;</text:p>
      <text:p text:style-name="Standard"><text:s text:c="8"/>&lt;p&gt;Material premium, design minimalist.&lt;/p&gt;</text:p>
      <text:p text:style-name="Standard"><text:s text:c="8"/>&lt;button class="btn" onclick="window.open('https://www.paypal.com/demo','_blank')"&gt;Cumpără acum&lt;/button&gt;</text:p>
      <text:p text:style-name="Standard"><text:s text:c="6"/>&lt;/div&gt;</text:p>
      <text:p text:style-name="Standard"><text:s text:c="6"/>&lt;div class="card"&gt;</text:p>
      <text:p text:style-name="Standard"><text:s text:c="8"/>&lt;img src="https://images.unsplash.com/photo-1605296867304-46d5465a13f1?auto=format&amp;fit=crop&amp;w=800&amp;q=60" alt=""&gt;</text:p>
      <text:p text:style-name="Standard"><text:s text:c="8"/>&lt;h3&gt;Plan de Antrenament (PDF)&lt;/h3&gt;</text:p>
      <text:p text:style-name="Standard"><text:s text:c="8"/>&lt;p&gt;Plan complet de 4 săptămâni, personalizabil.&lt;/p&gt;</text:p>
      <text:p text:style-name="Standard"><text:s text:c="8"/>&lt;button class="btn" onclick="window.open('https://www.paypal.com/demo','_blank')"&gt;Cumpără acum&lt;/button&gt;</text:p>
      <text:p text:style-name="Standard"><text:s text:c="6"/>&lt;/div&gt;</text:p>
      <text:p text:style-name="Standard"><text:s text:c="4"/>&lt;/div&gt;</text:p>
      <text:p text:style-name="Standard"><text:s text:c="2"/>&lt;/section&gt;</text:p>
      <text:p text:style-name="Standard"/>
      <text:p text:style-name="Standard"><text:s text:c="2"/>&lt;section id="testimonials"&gt;</text:p>
      <text:p text:style-name="Standard"><text:s text:c="4"/>&lt;h2&gt;Testimoniale&lt;/h2&gt;</text:p>
      <text:p text:style-name="Standard"><text:s text:c="4"/>&lt;p style="text-align:center; max-width:700px; margin:0 auto;"&gt;</text:p>
      <text:p text:style-name="Standard"><text:s text:c="6"/>“Andrei m-a ajutat să-mi ating obiectivele mai repede decât credeam posibil! Recomand cu încredere.”</text:p>
      <text:p text:style-name="Standard"><text:s text:c="6"/>&lt;br&gt;– Client mulțumit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 id="contact"&gt;</text:p>
      <text:p text:style-name="Standard"><text:s text:c="4"/>&lt;h2&gt;Contact&lt;/h2&gt;</text:p>
      <text:p text:style-name="Standard"><text:soft-page-break/><text:s text:c="4"/>&lt;form action="mailto:andreipersonaltrainer@yahoo.com" method="post" enctype="text/plain"&gt;</text:p>
      <text:p text:style-name="Standard"><text:s text:c="6"/>&lt;input type="text" name="name" placeholder="Nume" required&gt;</text:p>
      <text:p text:style-name="Standard"><text:s text:c="6"/>&lt;input type="email" name="email" placeholder="Email" required&gt;</text:p>
      <text:p text:style-name="Standard"><text:s text:c="6"/>&lt;textarea name="message" rows="5" placeholder="Mesajul tău..." required&gt;&lt;/textarea&gt;</text:p>
      <text:p text:style-name="Standard"><text:s text:c="6"/>&lt;input type="submit" value="Trimite mesajul"&gt;</text:p>
      <text:p text:style-name="Standard"><text:s text:c="4"/>&lt;/form&gt;</text:p>
      <text:p text:style-name="Standard"><text:s text:c="2"/>&lt;/section&gt;</text:p>
      <text:p text:style-name="Standard"/>
      <text:p text:style-name="Standard"><text:s text:c="2"/>&lt;footer&gt;</text:p>
      <text:p text:style-name="Standard"><text:s text:c="4"/>&lt;p&gt;© 2025 ANDREIPT. Toate drepturile rezervate.&lt;/p&gt;</text:p>
      <text:p text:style-name="Standard"><text:s text:c="2"/>&lt;/footer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7T16:25:43.59</meta:creation-date>
    <meta:document-statistic meta:table-count="0" meta:image-count="0" meta:object-count="0" meta:page-count="4" meta:paragraph-count="145" meta:word-count="420" meta:character-count="5909"/>
    <dc:date>2025-10-27T16:25:55.16</dc:date>
    <meta:editing-duration>PT11S</meta:editing-duration>
    <meta:editing-cycles>1</meta:editing-cycles>
    <meta:generator>OpenOffice/4.1.6$Win32 OpenOffice.org_project/416m1$Build-9790</meta:generator>
  </office:meta>
</office:document-meta>
</file>